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4a9" officeooo:paragraph-rsid="000414a9"/>
    </style:style>
    <style:style style:name="P2" style:family="paragraph" style:parent-style-name="Standard">
      <style:text-properties officeooo:paragraph-rsid="000414a9"/>
    </style:style>
    <style:style style:name="P3" style:family="paragraph" style:parent-style-name="Standard">
      <style:text-properties officeooo:rsid="00042064" officeooo:paragraph-rsid="00042064"/>
    </style:style>
    <style:style style:name="P4" style:family="paragraph" style:parent-style-name="Standard">
      <style:text-properties officeooo:paragraph-rsid="0006663d"/>
    </style:style>
    <style:style style:name="P5" style:family="paragraph" style:parent-style-name="Standard">
      <style:text-properties officeooo:paragraph-rsid="000a4323"/>
    </style:style>
    <style:style style:name="P6" style:family="paragraph" style:parent-style-name="Standard">
      <style:text-properties officeooo:rsid="000414a9" officeooo:paragraph-rsid="000414a9"/>
    </style:style>
    <style:style style:name="P7" style:family="paragraph" style:parent-style-name="Standard">
      <style:text-properties officeooo:rsid="00042064" officeooo:paragraph-rsid="00053b68"/>
    </style:style>
    <style:style style:name="P8" style:family="paragraph" style:parent-style-name="Standard">
      <style:text-properties officeooo:rsid="00042064" officeooo:paragraph-rsid="00042064"/>
    </style:style>
    <style:style style:name="P9" style:family="paragraph" style:parent-style-name="Standard">
      <style:text-properties fo:font-weight="bold" officeooo:rsid="000414a9" officeooo:paragraph-rsid="000414a9" style:font-weight-asian="bold" style:font-weight-complex="bold"/>
    </style:style>
    <style:style style:name="T1" style:family="text">
      <style:text-properties officeooo:rsid="000414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3b68" style:font-weight-asian="bold" style:font-weight-complex="bold"/>
    </style:style>
    <style:style style:name="T4" style:family="text">
      <style:text-properties officeooo:rsid="00042064"/>
    </style:style>
    <style:style style:name="T5" style:family="text">
      <style:text-properties officeooo:rsid="0006663d"/>
    </style:style>
    <style:style style:name="T6" style:family="text">
      <style:text-properties officeooo:rsid="0009ad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mat</text:span>:</text:p>
      <text:p text:style-name="P1">Wykrywanie współistotnych obiektów na obrazach cyfrowych.</text:p>
      <text:p text:style-name="P1"/>
      <text:p text:style-name="P1"><text:span text:style-name="T2">Autor</text:span>:</text:p>
      <text:p text:style-name="P1">Jakub Korczakowski, 291079</text:p>
      <text:p text:style-name="P1"/>
      <text:p text:style-name="P1"><text:span text:style-name="T2">Promotor</text:span>:</text:p>
      <text:p text:style-name="P1">dr inż. Grzegorz Sarwas</text:p>
      <text:p text:style-name="P1"/>
      <text:p text:style-name="P1"><text:span text:style-name="T2">Zakres pracy</text:span>:</text:p>
      <text:p text:style-name="P1">1. Przegląd tematyki.</text:p>
      <text:p text:style-name="P1">2. Implementacja wybranych metod.</text:p>
      <text:p text:style-name="P1">3. Badania porównawcze.</text:p>
      <text:p text:style-name="P1">4. Propozycja własnego rozwiązania.</text:p>
      <text:p text:style-name="P1"/>
      <text:p text:style-name="P1"><text:span text:style-name="T2">Kamienie milowe </text:span><text:span text:style-name="T3">(propozycja)</text:span>:</text:p>
      <text:p text:style-name="P7">1. Uzupełnić przegląd tematyki rozpoczęty w poprzednim semestrze o trzy poniższe metody. </text:p>
      <text:p text:style-name="P5"><text:span text:style-name="T4">2. Zaimplementować rozwiązanie (</text:span><text:a xlink:type="simple" xlink:href="https://paperswithcode.com/paper/re-thinking-co-salient-object-detection" text:style-name="Internet_20_link" text:visited-style-name="Visited_20_Internet_20_Link"><text:span text:style-name="T4">https://paperswithcode.com/paper/re-thinking-co-salient-object-detection</text:span></text:a><text:span text:style-name="T4">) w PyTorchu.</text:span></text:p>
      <text:p text:style-name="P3">3. Porównać trzy metody na dostępnych zbiorach danych.</text:p>
      <text:p text:style-name="P3">4. Zaproponować i zaimplementować własne rozwiązanie na podstawie jednej lub połączenie istniejących metod.</text:p>
      <text:p text:style-name="P3">5. Porównać własne rozwiązanie do istniejących.</text:p>
      <text:p text:style-name="P1"/>
      <text:p text:style-name="P1"/>
      <text:p text:style-name="P9">Dodatkowe informacje:</text:p>
      <text:p text:style-name="P2"><text:span text:style-name="T1">- Jako benchmark przyjmuje się obecnie dwa rozwiązania w zależności od zbioru danych(</text:span><text:a xlink:type="simple" xlink:href="https://paperswithcode.com/task/co-saliency-detection" text:style-name="Internet_20_link" text:visited-style-name="Visited_20_Internet_20_Link"><text:span text:style-name="T1">https://paperswithcode.com/task/co-saliency-detection</text:span></text:a><text:span text:style-name="T1">),</text:span></text:p>
      <text:p text:style-name="P2"><text:span text:style-name="T1">- Jeden posiada kod w matlab/Caffe – </text:span><text:a xlink:type="simple" xlink:href="https://paperswithcode.com/paper/taking-a-deeper-look-at-co-salient-object" text:style-name="Internet_20_link" text:visited-style-name="Visited_20_Internet_20_Link"><text:span text:style-name="T1">https://paperswithcode.com/paper/taking-a-deeper-look-at-co-salient-object</text:span></text:a><text:span text:style-name="T1">, </text:span><text:a xlink:type="simple" xlink:href="https://paperswithcode.com/paper/re-thinking-co-salient-object-detection" text:style-name="Internet_20_link" text:visited-style-name="Visited_20_Internet_20_Link"><text:span text:style-name="T1">https://paperswithcode.com/paper/re-thinking-co-salient-object-detection</text:span></text:a><text:span text:style-name="T1">,</text:span></text:p>
      <text:p text:style-name="P2"><text:span text:style-name="T1">- Drugi posiada kod w PyTorch - <text:s/></text:span><text:a xlink:type="simple" xlink:href="https://paperswithcode.com/paper/gradient-induced-co-saliency-detection" text:style-name="Internet_20_link" text:visited-style-name="Visited_20_Internet_20_Link"><text:span text:style-name="T1">https://paperswithcode.com/paper/gradient-induced-co-saliency-detection</text:span></text:a><text:span text:style-name="T1">,</text:span></text:p>
      <text:p text:style-name="P2">- <text:span text:style-name="T6">Trzecia metoda jest związana z pierwszą metodą i posiada kod w PyTorchu – </text:span><text:a xlink:type="simple" xlink:href="https://paperswithcode.com/paper/egnet-edge-guidance-network-for-salient" text:style-name="Internet_20_link" text:visited-style-name="Visited_20_Internet_20_Link"><text:span text:style-name="T6">https://paperswithcode.com/paper/egnet-edge-guidance-network-for-salient</text:span></text:a><text:span text:style-name="T6">.</text:span></text:p>
      <text:p text:style-name="P4">- <text:span text:style-name="T5">W poprzednim semestrze opisałem już podejścia do wykrywania współistotnych obiektów oraz część zbiorów danych używane do walidacji algorytmów. Ostatnia iteracja raportu z projektu dyplomowego to Raport_3.pdf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6T14:51:33.407777378</meta:creation-date>
    <dc:date>2020-10-06T15:30:29.969803466</dc:date>
    <meta:editing-duration>PT24M22S</meta:editing-duration>
    <meta:editing-cycles>7</meta:editing-cycles>
    <meta:generator>LibreOffice/6.3.5.2$Linux_X86_64 LibreOffice_project/30$Build-2</meta:generator>
    <meta:document-statistic meta:table-count="0" meta:image-count="0" meta:object-count="0" meta:page-count="1" meta:paragraph-count="23" meta:word-count="152" meta:character-count="1506" meta:non-whitespace-character-count="1373"/>
  </office:meta>
</office:document-meta>
</file>